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/>
    </style:style>
    <style:style style:name="P2" style:family="paragraph" style:parent-style-name="Standard" style:master-page-name="Standard">
      <style:paragraph-properties fo:margin-left="0in" fo:margin-right="0in" fo:text-align="center" style:justify-single-word="false" fo:text-indent="0in" style:auto-text-indent="false"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PS Report</text:p>
      <text:p text:style-name="P1">Title: Command Line Quad Solver</text:p>
      <text:p text:style-name="P1">Date: February 25, 2018</text:p>
      <text:p text:style-name="P1">People: Timothy Hinga &amp; Andrew Crowley</text:p>
      <text:p text:style-name="P1"/>
      <text:p text:style-name="P1"><text:span text:style-name="T1">Task 1</text:span> - Establish stories and time estimates for each</text:p>
      <text:p text:style-name="P1">Done by: Andrew Crowley</text:p>
      <text:p text:style-name="P1">Time estimate: 1 day</text:p>
      <text:p text:style-name="P1">Risk: None</text:p>
      <text:p text:style-name="P1">Actual time: 1 day</text:p>
      <text:p text:style-name="P1"/>
      <text:p text:style-name="P1"><text:span text:style-name="T1">Task 2 </text:span>- Spike on IEEE floating points</text:p>
      <text:p text:style-name="P1">Done by: Timothy Hinga</text:p>
      <text:p text:style-name="P1">Time estimate: 1 day</text:p>
      <text:p text:style-name="P1">Risk: None</text:p>
      <text:p text:style-name="P1">Actual time: 1 day</text:p>
      <text:p text:style-name="P1"/>
      <text:p text:style-name="P1"><text:span text:style-name="T1">Task 3</text:span> - Spike on 32 bit precision</text:p>
      <text:p text:style-name="P1">Done by: Andrew Crowley</text:p>
      <text:p text:style-name="P1">Time estimate: 1 day</text:p>
      <text:p text:style-name="P1">Risk: None</text:p>
      <text:p text:style-name="P1">Actual time: 1 day</text:p>
      <text:p text:style-name="P1"/>
      <text:p text:style-name="P1"><text:span text:style-name="T1">Task 4 </text:span>- Create an outline for how the program will run</text:p>
      <text:p text:style-name="P1">Done by: Timothy Hinga &amp; Andrew Crowley</text:p>
      <text:p text:style-name="P1"><text:soft-page-break/>Time estimate: 1 day</text:p>
      <text:p text:style-name="P1">Risk: None</text:p>
      <text:p text:style-name="P1">Actual time: 1 day</text:p>
      <text:p text:style-name="P1"/>
      <text:p text:style-name="P1"><text:span text:style-name="T1">Task 5</text:span> - Create a github repository for project</text:p>
      <text:p text:style-name="P1">Done by: Timothy Hinga</text:p>
      <text:p text:style-name="P1">Time estimate: 1 day</text:p>
      <text:p text:style-name="P1">Risk: None</text:p>
      <text:p text:style-name="P1">Actual time: 1 day</text:p>
      <text:p text:style-name="P1"/>
      <text:p text:style-name="P1"><text:span text:style-name="T1">Task 6</text:span> - Create a file tree for the project</text:p>
      <text:p text:style-name="P1">Done by: Andrew Crowley</text:p>
      <text:p text:style-name="P1">Time estimate: 1 day</text:p>
      <text:p text:style-name="P1">Risk: None</text:p>
      <text:p text:style-name="P1">Actual time: 1 day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4" meta:word-count="161" meta:character-count="813" meta:non-whitespace-character-count="686"/>
    <meta:generator>LibreOfficeDev/6.0.5.2$Linux_X86_64 LibreOffice_project/</meta:generator>
  </office:meta>
</office:document-meta>
</file>